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8.9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84cm" fo:break-before="auto" style:use-optimal-row-height="true"/>
    </style:style>
    <style:style style:name="ro5" style:family="table-row">
      <style:table-row-properties style:row-height="0.84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84cm" fo:break-before="auto" style:use-optimal-row-height="true"/>
    </style:style>
    <style:style style:name="ro9" style:family="table-row">
      <style:table-row-properties style:row-height="1.764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1.302cm" fo:break-before="auto" style:use-optimal-row-height="true"/>
    </style:style>
    <style:style style:name="ro13" style:family="table-row">
      <style:table-row-properties style:row-height="1.7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105cm double #280099" style:border-line-width-top="0.035cm 0.035cm 0.035cm"/>
      <style:text-properties fo:color="#0084d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18cm solid #280099" fo:background-color="#23b8dc" fo:border-left="0.018cm solid #280099" fo:padding-bottom="0.035cm" fo:padding-left="0.185cm" fo:padding-right="0.035cm" fo:padding-top="0.035cm" fo:border-right="0.018cm solid #280099" fo:border-top="0.105cm double #280099" style:border-line-width-top="0.035cm 0.035cm 0.035cm"/>
      <style:text-properties fo:color="#0084d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23b8dc" fo:border="0.018cm solid #280099" fo:padding-bottom="0.035cm" fo:padding-left="0.185cm" fo:padding-right="0.035cm" fo:padding-top="0.035cm"/>
      <style:text-properties fo:color="#0084d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18cm solid #280099"/>
      <style:text-properties fo:font-size="12pt" style:font-size-asian="12pt" style:font-size-complex="12pt"/>
    </style:style>
    <style:style style:name="ce13" style:family="table-cell" style:parent-style-name="Default">
      <style:table-cell-properties fo:border="0.018cm solid #280099" fo:padding-bottom="0.035cm" fo:padding-left="0.185cm" fo:padding-right="0.035cm" fo:padding-top="0.035cm"/>
      <style:text-properties fo:color="#0066cc" fo:font-size="12pt" style:font-size-asian="12pt" style:font-size-complex="12pt"/>
    </style:style>
    <style:style style:name="ce14" style:family="table-cell" style:parent-style-name="Default">
      <style:table-cell-properties fo:border="0.018cm solid #280099" fo:padding-bottom="0.199cm" fo:padding-left="0.185cm" fo:padding-right="0.035cm" fo:padding-top="0.199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105cm double #280099" style:border-line-width-bottom="0.035cm 0.035cm 0.035cm" fo:border-left="0.018cm solid #280099" fo:border-right="0.018cm solid #280099" fo:border-top="0.018cm solid #280099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105cm double #280099" style:border-line-width-top="0.035cm 0.035cm 0.035cm"/>
      <style:text-properties fo:color="#0066cc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style:font-name="Arial" fo:font-size="12pt" fo:font-weight="normal" style:font-name-asian="新細明體" style:font-size-asian="12pt" style:font-weight-asian="normal" style:font-name-complex="Tahoma" style:font-size-complex="12pt" style:font-weight-complex="normal"/>
    </style:style>
    <style:style style:name="ce19" style:family="table-cell" style:parent-style-name="Default">
      <style:table-cell-properties fo:border-bottom="0.018cm solid #280099" fo:border-left="0.018cm solid #280099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 style:vertical-align="top"/>
      <style:text-properties fo:color="#0084d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18cm solid #280099" fo:background-color="#23b8dc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84d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18cm solid #280099" fo:border-left="0.018cm solid #280099" fo:padding-bottom="0.035cm" fo:padding-left="0.185cm" fo:padding-right="0.035cm" fo:padding-top="0.035cm" fo:border-right="0.105cm double #280099" style:border-line-width-right="0.035cm 0.035cm 0.035cm" fo:border-top="0.018cm solid #280099"/>
      <style:text-properties fo:color="#0066cc" fo:font-size="12pt" style:font-size-asian="12pt" style:font-size-complex="12pt"/>
    </style:style>
    <style:style style:name="ce22" style:family="table-cell" style:parent-style-name="Default">
      <style:table-cell-properties fo:border-bottom="0.018cm solid #280099" fo:border-left="0.018cm solid #280099" fo:padding-bottom="0.199cm" fo:padding-left="0.18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105cm double #280099" style:border-line-width-bottom="0.035cm 0.035cm 0.035cm" fo:border-left="0.018cm solid #280099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18cm solid #280099" fo:background-color="#23b8dc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/>
      <style:text-properties fo:color="#0084d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18cm solid #280099" fo:background-color="#0084d1" style:text-align-source="fix" style:repeat-content="false" fo:border-left="0.105cm double #280099" style:border-line-width-left="0.035cm 0.035cm 0.035cm" fo:padding-bottom="0.085cm" fo:padding-left="0.185cm" fo:padding-right="0.035cm" fo:padding-top="0.085cm" fo:border-right="0.105cm double #280099" style:border-line-width-right="0.035cm 0.035cm 0.035cm" fo:border-top="0.018cm solid #280099"/>
      <style:paragraph-properties fo:text-align="center" fo:margin-left="0cm"/>
      <style:text-properties fo:color="#23b8dc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18cm solid #280099" fo:border-left="0.105cm double #280099" style:border-line-width-left="0.035cm 0.035cm 0.035cm" fo:padding-bottom="0.035cm" fo:padding-left="0.185cm" fo:padding-right="0.035cm" fo:padding-top="0.035cm" fo:border-right="0.018cm solid #280099" fo:border-top="0.018cm solid #280099"/>
      <style:text-properties fo:color="#0066cc" fo:font-size="12pt" style:font-size-asian="12pt" style:font-size-complex="12pt"/>
    </style:style>
    <style:style style:name="ce6" style:family="table-cell" style:parent-style-name="Default">
      <style:table-cell-properties fo:border-bottom="0.018cm solid #280099" fo:background-color="#0084d1" style:text-align-source="fix" style:repeat-content="false" fo:border-left="0.105cm double #280099" style:border-line-width-left="0.035cm 0.035cm 0.035cm" fo:padding-bottom="0.085cm" fo:padding-left="0.185cm" fo:padding-right="0.035cm" fo:padding-top="0.085cm" fo:border-right="0.105cm double #280099" style:border-line-width-right="0.035cm 0.035cm 0.035cm" fo:border-top="0.018cm solid #280099"/>
      <style:paragraph-properties fo:text-align="start" fo:margin-left="0cm"/>
      <style:text-properties fo:color="#23b8dc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18cm solid #280099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035cm" fo:padding-right="0.035cm" fo:padding-top="0.199cm" fo:border-right="0.105cm double #280099" style:border-line-width-right="0.035cm 0.035cm 0.035cm" fo:border-top="0.018cm solid #280099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18cm solid #280099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26" style:family="table-cell" style:parent-style-name="Default">
      <style:table-cell-properties fo:border="0.018cm solid #280099" fo:padding-bottom="0.035cm" fo:padding-left="0.185cm" fo:padding-right="0.035cm" fo:padding-top="0.035cm"/>
      <style:text-properties fo:color="#0066cc" style:font-name="Arial" fo:font-size="12pt" style:font-name-asian="新細明體" style:font-size-asian="12pt" style:font-name-complex="Tahoma" style:font-size-complex="12pt"/>
    </style:style>
    <style:style style:name="ce36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18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5" style:family="table-cell" style:parent-style-name="Default">
      <style:table-cell-properties fo:border-bottom="0.105cm double #280099" style:border-line-width-bottom="0.035cm 0.035cm 0.035cm" fo:border-left="0.105cm double #280099" style:border-line-width-left="0.035cm 0.035cm 0.035cm" fo:padding-bottom="0.199cm" fo:padding-left="0.035cm" fo:padding-right="0.035cm" fo:padding-top="0.199cm" fo:border-right="0.105cm double #280099" style:border-line-width-right="0.035cm 0.035cm 0.035cm" fo:border-top="0.018cm solid #280099"/>
      <style:text-properties style:font-name="Arial" fo:font-size="12pt" style:font-name-asian="新細明體" style:font-size-asian="12pt" style:font-name-complex="Tahoma" style:font-size-complex="12pt"/>
    </style:style>
    <style:style style:name="ce37" style:family="table-cell" style:parent-style-name="Default">
      <style:text-properties style:font-name="Arial" fo:font-size="12pt" style:font-name-asian="新細明體" style:font-size-asian="12pt" style:font-name-complex="Tahoma" style:font-size-complex="12pt"/>
    </style:style>
    <style:style style:name="T1" style:family="text">
      <style:text-properties style:font-name="Arial" style:font-name-asian="新細明體" style:font-name-complex="Tahoma"/>
    </style:style>
  </office:automatic-styles>
  <office:body>
    <office:spreadsheet>
      <table:table table:name="System Update" table:style-name="ta1" table:print="false"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System Update</text:p>
          </table:table-cell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StickerLibrarySystemUpdate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8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</text:p>
          </table:table-cell>
          <table:table-cell table:style-name="ce21" office:value-type="string">
            <text:p>System / Functional name of update</text:p>
          </table:table-cell>
        </table:table-row>
        <table:table-row table:style-name="ro1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Timestamp of update data</text:p>
          </table:table-cell>
        </table:table-row>
        <table:table-row table:style-name="ro1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URL of update data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3">
          <table:table-cell table:style-name="ce7" office:value-type="string" table:number-columns-spanned="4" table:number-rows-spanned="1">
            <text:p>Setup this file on the server let the Sticker Library Functional can update configure by these configure.</text:p>
            <text:p>Check the System / Functional update by the key string “Data Key”.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3">
          <table:table-cell table:style-name="ce7" office:value-type="string" table:number-columns-spanned="4" table:number-rows-spanned="1">
            <text:p>Check the functional of system update by the string field “Name”; </text:p>
            <text:p><text:span text:style-name="T1">and check update by Timestamp was must “download and replace” or not.</text:span>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4">
          <table:table-cell table:style-name="ce7" office:value-type="string" table:number-columns-spanned="4" table:number-rows-spanned="1">
            <text:p>Check this “Timestamp” with older to decision update the System / Functional data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4">
          <table:table-cell table:style-name="ce7" office:value-type="string" table:number-columns-spanned="4" table:number-rows-spanned="1">
            <text:p>System download the System's / Functional's update data by “DataLink”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8" table:number-columns-spanned="4" table:number-rows-spanned="1"/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 Configure" table:style-name="ta1" table:print="false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Tab Configure</text:p>
          </table:table-cell>
          <table:covered-table-cell table:style-name="ce16"/>
        </table:table-row>
        <table:table-row table:style-name="ro8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StickerLibraryTabDefault.json</text:p>
            <text:p>StickerLibraryTabUpdate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7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Tab 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26" office:value-type="string">
            <text:p>Primary, Relation</text:p>
          </table:table-cell>
          <table:table-cell table:style-name="ce21" office:value-type="string">
            <text:p>Name of item</text:p>
          </table:table-cell>
        </table:table-row>
        <table:table-row table:style-name="ro1">
          <table:table-cell table:style-name="ce5" office:value-type="string">
            <text:p>Description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Description of item</text:p>
          </table:table-cell>
        </table:table-row>
        <table:table-row table:style-name="ro1">
          <table:table-cell table:style-name="ce5" office:value-type="string">
            <text:p>Enabled</text:p>
          </table:table-cell>
          <table:table-cell table:style-name="ce13" office:value-type="string">
            <text:p>Boolean</text:p>
          </table:table-cell>
          <table:table-cell table:style-name="ce13"/>
          <table:table-cell table:style-name="ce21" office:value-type="string">
            <text:p>Enable or disable this item setting</text:p>
          </table:table-cell>
        </table:table-row>
        <table:table-row table:style-name="ro1">
          <table:table-cell table:style-name="ce5" office:value-type="string">
            <text:p>Images</text:p>
          </table:table-cell>
          <table:table-cell table:style-name="ce13" office:value-type="string">
            <text:p>Array</text:p>
          </table:table-cell>
          <table:table-cell table:style-name="ce13"/>
          <table:table-cell table:style-name="ce21" office:value-type="string">
            <text:p>Image view's image name of the item</text:p>
          </table:table-cell>
        </table:table-row>
        <table:table-row table:style-name="ro1">
          <table:table-cell table:style-name="ce5" office:value-type="string">
            <text:p>Configur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Relation</text:p>
          </table:table-cell>
          <table:table-cell table:style-name="ce21" office:value-type="string">
            <text:p>Page data configure of the item</text:p>
          </table:table-cell>
        </table:table-row>
        <table:table-row table:style-name="ro1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Timestamp of update data</text:p>
          </table:table-cell>
        </table:table-row>
        <table:table-row table:style-name="ro1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URL of update data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3">
          <table:table-cell table:style-name="ce7" office:value-type="string" table:number-columns-spanned="4" table:number-rows-spanned="1">
            <text:p><text:s/>Setup items of tab menu of the Sticker Library Functional by these configure.</text:p>
            <text:p><text:s/>Check these configure update by the key string “Data Key”.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3">
          <table:table-cell table:style-name="ce24" office:value-type="string" table:number-columns-spanned="4" table:number-rows-spanned="1">
            <text:p>Check item of tab menu's update by the string field “Name”; </text:p>
            <text:p>And check update by Timestamp was must “download and replace” or not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4">
          <table:table-cell table:style-name="ce7" office:value-type="string" table:number-columns-spanned="4" table:number-rows-spanned="1">
            <text:p>When the field “Enabled” is 0 (false), system will disable this item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3">
          <table:table-cell table:style-name="ce7" office:value-type="string" table:number-columns-spanned="4" table:number-rows-spanned="1">
            <text:p>“Images” is file name array of items's image, and array's count must equal 2;</text:p>
            <text:p>[normal image, highlighted image]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4">
          <table:table-cell table:style-name="ce7" office:value-type="string" table:number-columns-spanned="4" table:number-rows-spanned="1">
            <text:p>“Configure” is update file's refer name and relation key for the page data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11">
          <table:table-cell table:style-name="ce7" office:value-type="string" table:number-columns-spanned="4" table:number-rows-spanned="1">
            <text:p>Check this “Timestamp” with older to decision update this item's data.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11">
          <table:table-cell table:style-name="ce24" office:value-type="string" table:number-columns-spanned="4" table:number-rows-spanned="1">
            <text:p>System download the items's update data by “DataLink”</text:p>
          </table:table-cell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1">
          <table:table-cell table:style-name="ce24" office:value-type="string" table:number-columns-spanned="4" table:number-rows-spanned="1">
            <text:p>“StickerLibraryTabDefault.json” setup this file in system resource directory of default. 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3">
          <table:table-cell table:style-name="ce36" office:value-type="string" table:number-columns-spanned="4" table:number-rows-spanned="1">
            <text:p><text:span text:style-name="T1">When need update the system's “Tab Configure”, </text:span></text:p>
            <text:p><text:span text:style-name="T1">setup the “StickerLibraryTabUpdate.json” file into system update file. </text:span></text:p>
          </table:table-cell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 Configure" table:style-name="ta1" table:print="false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office:value-type="string" table:number-columns-spanned="2" table:number-rows-spanned="1">
            <text:p>Page Configure</text:p>
          </table:table-cell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office:value-type="string" table:number-columns-spanned="2" table:number-rows-spanned="1">
            <text:p>[Configure].json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7" office:value-type="string" table:number-columns-spanned="2" table:number-rows-spanned="1">
            <text:p>Collection / Dictionary</text:p>
          </table:table-cell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office:value-type="string" table:number-columns-spanned="2" table:number-rows-spanned="1">
            <text:p>[Name] String</text:p>
          </table:table-cell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Page Data Field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ID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, Sort</text:p>
          </table:table-cell>
          <table:table-cell table:style-name="ce21" office:value-type="string">
            <text:p>A Key of section</text:p>
          </table:table-cell>
        </table:table-row>
        <table:table-row table:style-name="ro1">
          <table:table-cell table:style-name="ce5" office:value-type="string">
            <text:p>Mode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Action mode of section</text:p>
          </table:table-cell>
        </table:table-row>
        <table:table-row table:style-name="ro1">
          <table:table-cell table:style-name="ce5" office:value-type="string">
            <text:p>Titl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Sort</text:p>
          </table:table-cell>
          <table:table-cell table:style-name="ce21" office:value-type="string">
            <text:p>Title of section</text:p>
          </table:table-cell>
        </table:table-row>
        <table:table-row table:style-name="ro1">
          <table:table-cell table:style-name="ce5" office:value-type="string">
            <text:p>Author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Author of section</text:p>
          </table:table-cell>
        </table:table-row>
        <table:table-row table:style-name="ro1">
          <table:table-cell table:style-name="ce5" office:value-type="string">
            <text:p>E-Mail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E-mail of personal author or company</text:p>
          </table:table-cell>
        </table:table-row>
        <table:table-row table:style-name="ro1">
          <table:table-cell table:style-name="ce5" office:value-type="string">
            <text:p>Website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Website of personal author or company</text:p>
          </table:table-cell>
        </table:table-row>
        <table:table-row table:style-name="ro1">
          <table:table-cell table:style-name="ce5" office:value-type="string">
            <text:p>IntroImage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Introduction's image name of section</text:p>
          </table:table-cell>
        </table:table-row>
        <table:table-row table:style-name="ro1">
          <table:table-cell table:style-name="ce5" office:value-type="string">
            <text:p>Description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Description of section</text:p>
          </table:table-cell>
        </table:table-row>
        <table:table-row table:style-name="ro1">
          <table:table-cell table:style-name="ce5" office:value-type="string">
            <text:p>SubDirectory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File path's sub-directory of section</text:p>
          </table:table-cell>
        </table:table-row>
        <table:table-row table:style-name="ro1">
          <table:table-cell table:style-name="ce5" office:value-type="string">
            <text:p>Images</text:p>
          </table:table-cell>
          <table:table-cell table:style-name="ce13" office:value-type="string">
            <text:p>Array</text:p>
          </table:table-cell>
          <table:table-cell table:style-name="ce13"/>
          <table:table-cell table:style-name="ce21" office:value-type="string">
            <text:p>Sticker's image name of the section</text:p>
          </table:table-cell>
        </table:table-row>
        <table:table-row table:style-name="ro1">
          <table:table-cell table:style-name="ce5" office:value-type="string">
            <text:p>ValidDate</text:p>
          </table:table-cell>
          <table:table-cell table:style-name="ce13" office:value-type="string">
            <text:p>DateString</text:p>
          </table:table-cell>
          <table:table-cell table:style-name="ce13"/>
          <table:table-cell table:style-name="ce21" office:value-type="string">
            <text:p>Valid date of section</text:p>
          </table:table-cell>
        </table:table-row>
        <table:table-row table:style-name="ro1">
          <table:table-cell table:style-name="ce5" office:value-type="string">
            <text:p>ExpireDate</text:p>
          </table:table-cell>
          <table:table-cell table:style-name="ce13" office:value-type="string">
            <text:p>DateString</text:p>
          </table:table-cell>
          <table:table-cell table:style-name="ce13"/>
          <table:table-cell table:style-name="ce21" office:value-type="string">
            <text:p>Expire date of section</text:p>
          </table:table-cell>
        </table:table-row>
        <table:table-row table:style-name="ro1">
          <table:table-cell table:style-name="ce5" office:value-type="string">
            <text:p>Configure</text:p>
          </table:table-cell>
          <table:table-cell table:style-name="ce13" office:value-type="string">
            <text:p>String</text:p>
          </table:table-cell>
          <table:table-cell table:style-name="ce26" office:value-type="string">
            <text:p>Relation</text:p>
          </table:table-cell>
          <table:table-cell table:style-name="ce21" office:value-type="string">
            <text:p>Sticker data configure of the section</text:p>
          </table:table-cell>
        </table:table-row>
        <table:table-row table:style-name="ro1">
          <table:table-cell table:style-name="ce5" office:value-type="string">
            <text:p>Timestamp</text:p>
          </table:table-cell>
          <table:table-cell table:style-name="ce13" office:value-type="string">
            <text:p>Integer</text:p>
          </table:table-cell>
          <table:table-cell table:style-name="ce13"/>
          <table:table-cell table:style-name="ce21" office:value-type="string">
            <text:p>Timestamp of update data</text:p>
          </table:table-cell>
        </table:table-row>
        <table:table-row table:style-name="ro1">
          <table:table-cell table:style-name="ce5" office:value-type="string">
            <text:p>DataLink</text:p>
          </table:table-cell>
          <table:table-cell table:style-name="ce13" office:value-type="string">
            <text:p>String</text:p>
          </table:table-cell>
          <table:table-cell table:style-name="ce13"/>
          <table:table-cell table:style-name="ce21" office:value-type="string">
            <text:p>URL of update data</text:p>
          </table:table-cell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3">
          <table:table-cell table:style-name="ce7" office:value-type="string" table:number-columns-spanned="4" table:number-rows-spanned="1">
            <text:p>Setup stickers of page section of the Sticker Library Functional by these configure.</text:p>
            <text:p><text:span text:style-name="T1">Check these configure update by the key string “Data Key”.</text:span></text:p>
          </table:table-cell>
          <table:covered-table-cell table:number-columns-repeated="2"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number-columns-repeated="2" table:style-name="ce12"/>
          <table:covered-table-cell table:style-name="ce19"/>
        </table:table-row>
        <table:table-row table:style-name="ro9">
          <table:table-cell table:style-name="ce24" office:value-type="string" table:number-columns-spanned="4" table:number-rows-spanned="1">
            <text:p><text:span text:style-name="T1">“</text:span><text:span text:style-name="T1">ID”</text:span> is a primary key like a UUID, that's a key of the sticker data;</text:p>
            <text:p><text:span text:style-name="T1">Maybe check update by Timestamp was can “download and replace” or not.</text:span></text:p>
            <text:p><text:span text:style-name="T1">Can setup this field to sort these data from program's configure.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10">
          <table:table-cell table:style-name="ce24" office:value-type="string" table:number-columns-spanned="4" table:number-rows-spanned="1">
            <text:p>“Mode” is decision this section data is what's kinds of. </text:p>
            <text:p>0 is normal mode, get sticker image from image file; </text:p>
            <text:p>2 is preview mode, get sticker image is cropped from the original preview image.</text:p>
            <text:p>3 is preview download mode, preview is just to preview, get sticker data by download</text:p>
          </table:table-cell>
          <table:covered-table-cell table:number-columns-repeated="2" table:style-name="ce14"/>
          <table:covered-table-cell table:style-name="ce22"/>
        </table:table-row>
        <table:table-row table:style-name="ro12">
          <table:table-cell table:style-name="ce24" office:value-type="string" table:number-columns-spanned="4" table:number-rows-spanned="1">
            <text:p>Title of section;</text:p>
            <text:p><text:span text:style-name="T1">Can setup this field to sort these data from program's configure.</text:span>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“Author” is illustrator of personal or company, is a part of introduction. 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When “E-Mail” isn't null, can use pop menu's action to contact by E-Mail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When “Website” isn't null, can use pop menu's action to browse the site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“IntroImage” is image file, is part of introduction. Function is like a thumb image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“Description” is a part of introduction. </text:p>
          </table:table-cell>
          <table:covered-table-cell table:number-columns-repeated="2" table:style-name="ce14"/>
          <table:covered-table-cell table:style-name="ce22"/>
        </table:table-row>
        <table:table-row table:style-name="ro13">
          <table:table-cell table:style-name="ce24" office:value-type="string" table:number-columns-spanned="4" table:number-rows-spanned="1">
            <text:p>“Images” is file name array of sticker's image.</text:p>
            <text:p>When “Mode” value is 2 or 3, array's count must equal 1; it's is express preview image name on here.</text:p>
            <text:p>[preview image] at mode 2 or 3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When “ValidDate” isn't null, the section is active at “ValidDate” &lt; now; otherwise is mean unlimit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When “ExpireDate” isn't null, the section is active at “ExpireDate” &gt; now; otherwise is mean unlimit.</text:p>
          </table:table-cell>
          <table:covered-table-cell table:number-columns-repeated="2" table:style-name="ce14"/>
          <table:covered-table-cell table:style-name="ce22"/>
        </table:table-row>
        <table:table-row table:style-name="ro3">
          <table:table-cell table:style-name="ce24" office:value-type="string" table:number-columns-spanned="4" table:number-rows-spanned="1">
            <text:p>When “Mode” value is 2, “Configure” is relation name of preview data.</text:p>
            <text:p>When “Mode” value is 3, “Configure” is relation name of preview data and it is update file's refer name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7" office:value-type="string" table:number-columns-spanned="4" table:number-rows-spanned="1">
            <text:p>Check this “Timestamp” with older to decision update the section's stickers.</text:p>
          </table:table-cell>
          <table:covered-table-cell table:number-columns-repeated="2" table:style-name="ce14"/>
          <table:covered-table-cell table:style-name="ce22"/>
        </table:table-row>
        <table:table-row table:style-name="ro4">
          <table:table-cell table:style-name="ce24" office:value-type="string" table:number-columns-spanned="4" table:number-rows-spanned="1">
            <text:p>When “Mode” is 3 and user is decision to download, system will download the section's stickers by “DataLink”.</text:p>
          </table:table-cell>
          <table:covered-table-cell table:number-columns-repeated="2"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number-columns-repeated="2" table:style-name="ce12"/>
          <table:covered-table-cell table:style-name="ce19"/>
        </table:table-row>
        <table:table-row table:style-name="ro4">
          <table:table-cell table:style-name="ce24" office:value-type="string" table:number-columns-spanned="4" table:number-rows-spanned="1">
            <text:p>The [Configure] is part of “Default Name”, it is relation with “Configure” of “Tab Configure”.</text:p>
          </table:table-cell>
          <table:covered-table-cell table:number-columns-repeated="2" table:style-name="ce12"/>
          <table:covered-table-cell table:style-name="ce19"/>
        </table:table-row>
        <table:table-row table:style-name="ro4">
          <table:table-cell table:style-name="ce24" office:value-type="string" table:number-columns-spanned="4" table:number-rows-spanned="1">
            <text:p>The “Data Key”'s [Name] string, it is relation with “Name” of “Tab Configure”.</text:p>
          </table:table-cell>
          <table:covered-table-cell table:number-columns-repeated="2" table:style-name="ce12"/>
          <table:covered-table-cell table:style-name="ce19"/>
        </table:table-row>
        <table:table-row table:style-name="ro4">
          <table:table-cell table:style-name="ce35" office:value-type="string" table:number-columns-spanned="4" table:number-rows-spanned="1">
            <text:p>Setup this file in sticker's root directory with sticker's data.</text:p>
          </table:table-cell>
          <table:covered-table-cell table:number-columns-repeated="2" table:style-name="ce15"/>
          <table:covered-table-cell table:style-name="ce23"/>
        </table:table-row>
        <table:table-row table:style-name="ro1">
          <table:table-cell table:style-name="ce37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 table:number-rows-repeated="6549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mpty" table:style-name="ta1" table:print="false">
        <table:table-column table:style-name="co1" table:number-columns-repeated="3" table:default-cell-style-name="ce9"/>
        <table:table-column table:style-name="co2" table:default-cell-style-name="ce9"/>
        <table:table-row table:style-name="ro1">
          <table:table-cell table:style-name="ce1" office:value-type="string" table:number-columns-spanned="2" table:number-rows-spanned="1">
            <text:p>File Function</text:p>
          </table:table-cell>
          <table:covered-table-cell table:style-name="ce10"/>
          <table:table-cell table:style-name="ce16" table:number-columns-spanned="2" table:number-rows-spanned="1"/>
          <table:covered-table-cell table:style-name="ce16"/>
        </table:table-row>
        <table:table-row table:style-name="ro1">
          <table:table-cell table:style-name="ce2" office:value-type="string" table:number-columns-spanned="2" table:number-rows-spanned="1">
            <text:p>Default Name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Root Structure Type</text:p>
          </table:table-cell>
          <table:covered-table-cell table:style-name="ce11"/>
          <table:table-cell table:style-name="ce18" table:number-columns-spanned="2" table:number-rows-spanned="1"/>
          <table:covered-table-cell table:style-name="ce17"/>
        </table:table-row>
        <table:table-row table:style-name="ro1">
          <table:table-cell table:style-name="ce3" office:value-type="string" table:number-columns-spanned="2" table:number-rows-spanned="1">
            <text:p>Data Key</text:p>
          </table:table-cell>
          <table:covered-table-cell table:style-name="ce11"/>
          <table:table-cell table:style-name="ce17" table:number-columns-spanned="2" table:number-rows-spanned="1"/>
          <table:covered-table-cell table:style-name="ce17"/>
        </table:table-row>
        <table:table-row table:style-name="ro2">
          <table:table-cell table:style-name="ce4" office:value-type="string" table:number-columns-spanned="4" table:number-rows-spanned="1">
            <text:p>Data Field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1">
          <table:table-cell table:style-name="ce3" office:value-type="string">
            <text:p>Field Name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Key</text:p>
          </table:table-cell>
          <table:table-cell table:style-name="ce20" office:value-type="string">
            <text:p>Explain</text:p>
          </table:table-cell>
        </table:table-row>
        <table:table-row table:style-name="ro1">
          <table:table-cell table:style-name="ce5" office:value-type="string">
            <text:p>Name</text:p>
          </table:table-cell>
          <table:table-cell table:style-name="ce13" office:value-type="string">
            <text:p>String</text:p>
          </table:table-cell>
          <table:table-cell table:style-name="ce13" office:value-type="string">
            <text:p>Primary</text:p>
          </table:table-cell>
          <table:table-cell table:style-name="ce21"/>
        </table:table-row>
        <table:table-row table:style-name="ro1">
          <table:table-cell table:style-name="ce5"/>
          <table:table-cell table:style-name="ce13" office:value-type="string">
            <text:p>Integer</text:p>
          </table:table-cell>
          <table:table-cell table:style-name="ce13"/>
          <table:table-cell table:style-name="ce21"/>
        </table:table-row>
        <table:table-row table:style-name="ro1">
          <table:table-cell table:style-name="ce5"/>
          <table:table-cell table:style-name="ce13" table:number-columns-repeated="2"/>
          <table:table-cell table:style-name="ce21"/>
        </table:table-row>
        <table:table-row table:style-name="ro2">
          <table:table-cell table:style-name="ce6" office:value-type="string" table:number-columns-spanned="4" table:number-rows-spanned="1">
            <text:p>File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7" table:number-columns-spanned="4" table:number-rows-spanned="1"/>
          <table:covered-table-cell table:style-name="ce12"/>
          <table:covered-table-cell table:style-name="ce12"/>
          <table:covered-table-cell table:style-name="ce19"/>
        </table:table-row>
        <table:table-row table:style-name="ro2">
          <table:table-cell table:style-name="ce6" office:value-type="string" table:number-columns-spanned="4" table:number-rows-spanned="1">
            <text:p>Field's Extension Description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5">
          <table:table-cell table:style-name="ce7" table:number-columns-spanned="4" table:number-rows-spanned="1"/>
          <table:covered-table-cell table:style-name="ce14"/>
          <table:covered-table-cell table:style-name="ce14"/>
          <table:covered-table-cell table:style-name="ce22"/>
        </table:table-row>
        <table:table-row table:style-name="ro2">
          <table:table-cell table:style-name="ce6" office:value-type="string" table:number-columns-spanned="4" table:number-rows-spanned="1">
            <text:p>Comment</text:p>
          </table:table-cell>
          <table:covered-table-cell table:style-name="ce12"/>
          <table:covered-table-cell table:style-name="ce12"/>
          <table:covered-table-cell table:style-name="ce19"/>
        </table:table-row>
        <table:table-row table:style-name="ro5">
          <table:table-cell table:style-name="ce8" table:number-columns-spanned="4" table:number-rows-spanned="1"/>
          <table:covered-table-cell table:style-name="ce15"/>
          <table:covered-table-cell table:style-name="ce15"/>
          <table:covered-table-cell table:style-name="ce23"/>
        </table:table-row>
        <table:table-row table:style-name="ro1" table:number-rows-repeated="65518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.9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2015/08/10</text:date>, <text:time>23:44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01:20:25.01</meta:creation-date>
    <dc:date>2015-08-10T23:44:33</dc:date>
    <meta:editing-duration>PT17H43M25S</meta:editing-duration>
    <meta:editing-cycles>69</meta:editing-cycles>
    <meta:generator>OpenOffice/4.1.1$Unix OpenOffice.org_project/411m6$Build-9775</meta:generator>
    <meta:document-statistic meta:table-count="4" meta:cell-count="176" meta:object-count="0"/>
  </office:meta>
</office:document-meta>
</file>